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7.2" table:style-name="ta1">
        <table:shapes>
          <draw:frame draw:z-index="0" draw:style-name="gr1" draw:text-style-name="P1" svg:width="15.986cm" svg:height="9.005cm" svg:x="6.604cm" svg:y="0.053cm">
            <draw:object draw:notify-on-update-of-ranges="'Q7.2'.A2:'Q7.2'.A9 'Q7.2'.B1:'Q7.2'.B1 'Q7.2'.B2:'Q7.2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6cm" svg:height="9.005cm" svg:x="6.575cm" svg:y="9.243cm">
            <draw:object draw:notify-on-update-of-ranges="'Q7.2'.A2:'Q7.2'.A9 'Q7.2'.B1:'Q7.2'.B1 'Q7.2'.B2:'Q7.2'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ntre</text:p>
          </table:table-cell>
          <table:table-cell office:value-type="string" calcext:value-type="string">
            <text:p>nombreenfant</text:p>
          </table:table-cell>
        </table:table-row>
        <table:table-row table:style-name="ro1">
          <table:table-cell office:value-type="string" calcext:value-type="string">
            <text:p>redo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ax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squ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uet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a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g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rame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1:20:59.862245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1:25:57.197015124</dc:date>
    <meta:editing-duration>PT9M14S</meta:editing-duration>
    <meta:editing-cycles>2</meta:editing-cycles>
    <meta:generator>LibreOffice/7.0.4.2$Linux_X86_64 LibreOffice_project/00$Build-2</meta:generator>
    <meta:document-statistic meta:table-count="1" meta:cell-count="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title svg:x="2.817cm" svg:y="0.316cm" chart:style-name="ch2">
          <text:p>Diagramme du nombre d'enfant dans chaque centre</text:p>
        </chart:title>
        <chart:legend chart:legend-position="end" svg:x="13.142cm" svg:y="4.204cm" style:legend-expansion="high" chart:style-name="ch3"/>
        <chart:plot-area chart:style-name="ch4" table:cell-range-address="'Q7.2'.A2:'Q7.2'.B9 'Q7.2'.B1:'Q7.2'.B1" chart:data-source-has-labels="both" svg:x="0.319cm" svg:y="1.275cm" svg:width="12.504cm" svg:height="7.551cm">
          <chart:coordinate-region svg:x="0.755cm" svg:y="1.474cm" svg:width="12.068cm" svg:height="6.705cm"/>
          <chart:axis chart:dimension="x" chart:name="primary-x" chart:style-name="ch5" chartooo:axis-type="auto">
            <chartooo:date-scale/>
            <chart:categories table:cell-range-address="'Q7.2'.A2:'Q7.2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7.2'.B2:'Q7.2'.B9" chart:label-cell-address="'Q7.2'.B1:'Q7.2'.B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enfant</text:p>
                <draw:g>
                  <svg:desc>'Q7.2'.B1:'Q7.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doit</text:p>
                <draw:g>
                  <svg:desc>'Q7.2'.A2:'Q7.2'.A9</svg:desc>
                </draw:g>
              </table:table-cell>
              <table:table-cell office:value-type="float" office:value="5">
                <text:p>5</text:p>
                <draw:g>
                  <svg:desc>'Q7.2'.B2:'Q7.2'.B9</svg:desc>
                </draw:g>
              </table:table-cell>
            </table:table-row>
            <table:table-row>
              <table:table-cell office:value-type="string">
                <text:p>praxi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squi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ouet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lei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igau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tge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rame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circle" chart:style-name="ch1">
        <chart:title svg:x="2.737cm" svg:y="0.316cm" chart:style-name="ch2">
          <text:p>Camembert  du nombre d'enfant dans chaque centre</text:p>
        </chart:title>
        <chart:legend chart:legend-position="end" svg:x="13.724cm" svg:y="2.461cm" style:legend-expansion="high" chart:style-name="ch3"/>
        <chart:plot-area chart:style-name="ch4" table:cell-range-address="'Q7.2'.A1:'Q7.2'.B9" chart:data-source-has-labels="both" svg:x="0.319cm" svg:y="1.275cm" svg:width="13.086cm" svg:height="7.551cm">
          <chart:coordinate-region svg:x="3.553cm" svg:y="1.799cm" svg:width="6.48cm" svg:height="6.48cm"/>
          <chart:axis chart:dimension="x" chart:name="primary-x" chart:style-name="ch5" chartooo:axis-type="auto">
            <chartooo:date-scale/>
            <chart:categories table:cell-range-address="'Q7.2'.A2:'Q7.2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7.2'.B2:'Q7.2'.B9" chart:label-cell-address="'Q7.2'.B1:'Q7.2'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enfant</text:p>
                <draw:g>
                  <svg:desc>'Q7.2'.B1:'Q7.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doit</text:p>
                <draw:g>
                  <svg:desc>'Q7.2'.A2:'Q7.2'.A9</svg:desc>
                </draw:g>
              </table:table-cell>
              <table:table-cell office:value-type="float" office:value="5">
                <text:p>5</text:p>
                <draw:g>
                  <svg:desc>'Q7.2'.B2:'Q7.2'.B9</svg:desc>
                </draw:g>
              </table:table-cell>
            </table:table-row>
            <table:table-row>
              <table:table-cell office:value-type="string">
                <text:p>praxi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squi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ouet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lei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igau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tge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 rame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